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6cc"/>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3cafe4"/>
    </style:style>
    <style:style style:name="gr4" style:family="graphic" style:parent-style-name="standard">
      <style:graphic-properties draw:stroke="none" svg:stroke-width="0cm" draw:fill-color="#075f87"/>
    </style:style>
    <style:style style:name="gr5" style:family="graphic" style:parent-style-name="standard">
      <style:graphic-properties draw:stroke="none" svg:stroke-width="0cm" draw:fill-color="#71c0e4"/>
    </style:style>
    <style:style style:name="gr6" style:family="graphic" style:parent-style-name="standard">
      <style:graphic-properties draw:stroke="none" svg:stroke-width="0cm" draw:fill-color="#ffffff"/>
    </style:style>
    <style:style style:name="gr7" style:family="graphic" style:parent-style-name="standard">
      <style:graphic-properties draw:stroke="none" svg:stroke-width="0cm" draw:fill-color="#00688f"/>
    </style:style>
    <style:style style:name="gr8" style:family="graphic" style:parent-style-name="standard">
      <style:graphic-properties draw:stroke="none" svg:stroke-width="0cm" draw:fill-color="#1f1a17"/>
    </style:style>
    <style:style style:name="gr9" style:family="graphic" style:parent-style-name="standard">
      <style:graphic-properties draw:stroke="none" svg:stroke-width="0cm" draw:fill-color="#d9322c"/>
    </style:style>
    <style:style style:name="gr10" style:family="graphic" style:parent-style-name="standard">
      <style:graphic-properties draw:stroke="none" svg:stroke-width="0cm" draw:fill-color="#db412e"/>
    </style:style>
    <style:style style:name="gr11" style:family="graphic" style:parent-style-name="standard">
      <style:graphic-properties draw:stroke="none" svg:stroke-width="0cm" draw:fill-color="#dd4d2e"/>
    </style:style>
    <style:style style:name="gr12" style:family="graphic" style:parent-style-name="standard">
      <style:graphic-properties draw:stroke="none" svg:stroke-width="0cm" draw:fill-color="#df5830"/>
    </style:style>
    <style:style style:name="gr13" style:family="graphic" style:parent-style-name="standard">
      <style:graphic-properties draw:stroke="none" svg:stroke-width="0cm" draw:fill-color="#df6230"/>
    </style:style>
    <style:style style:name="gr14" style:family="graphic" style:parent-style-name="standard">
      <style:graphic-properties draw:stroke="none" svg:stroke-width="0cm" draw:fill-color="#e16d30"/>
    </style:style>
    <style:style style:name="gr15" style:family="graphic" style:parent-style-name="standard">
      <style:graphic-properties draw:stroke="none" svg:stroke-width="0cm" draw:fill-color="#e37730"/>
    </style:style>
    <style:style style:name="gr16" style:family="graphic" style:parent-style-name="standard">
      <style:graphic-properties draw:stroke="none" svg:stroke-width="0cm" draw:fill-color="#e38032"/>
    </style:style>
    <style:style style:name="gr17" style:family="graphic" style:parent-style-name="standard">
      <style:graphic-properties draw:stroke="none" svg:stroke-width="0cm" draw:fill-color="#e78b33"/>
    </style:style>
    <style:style style:name="gr18" style:family="graphic" style:parent-style-name="standard">
      <style:graphic-properties draw:stroke="none" svg:stroke-width="0cm" draw:fill-color="#e89434"/>
    </style:style>
    <style:style style:name="gr19" style:family="graphic" style:parent-style-name="standard">
      <style:graphic-properties draw:stroke="none" svg:stroke-width="0cm" draw:fill-color="#e9a036"/>
    </style:style>
    <style:style style:name="gr20" style:family="graphic" style:parent-style-name="standard">
      <style:graphic-properties draw:stroke="none" svg:stroke-width="0cm" draw:fill-color="#ebab32"/>
    </style:style>
    <style:style style:name="gr21" style:family="graphic" style:parent-style-name="standard">
      <style:graphic-properties draw:stroke="none" svg:stroke-width="0cm" draw:fill-color="#eeb62a"/>
    </style:style>
    <style:style style:name="gr22" style:family="graphic" style:parent-style-name="standard">
      <style:graphic-properties draw:stroke="none" svg:stroke-width="0cm" draw:fill-color="#f0c422"/>
    </style:style>
    <style:style style:name="gr23" style:family="graphic" style:parent-style-name="standard">
      <style:graphic-properties draw:stroke="none" svg:stroke-width="0cm" draw:fill-color="#f1cf19"/>
    </style:style>
    <style:style style:name="gr24" style:family="graphic" style:parent-style-name="standard">
      <style:graphic-properties draw:stroke="none" svg:stroke-width="0cm" draw:fill-color="#f4df00"/>
    </style:style>
    <style:style style:name="gr25" style:family="graphic" style:parent-style-name="standard">
      <style:graphic-properties draw:stroke="none" svg:stroke-width="0cm" draw:fill-color="#f5ee00"/>
    </style:style>
    <style:style style:name="gr26" style:family="graphic" style:parent-style-name="standard">
      <style:graphic-properties draw:stroke="none" svg:stroke-width="0cm" draw:fill-color="#e0e617"/>
    </style:style>
    <style:style style:name="gr27" style:family="graphic" style:parent-style-name="standard">
      <style:graphic-properties draw:stroke="none" svg:stroke-width="0cm" draw:fill-color="#c9dd2a"/>
    </style:style>
    <style:style style:name="gr28" style:family="graphic" style:parent-style-name="standard">
      <style:graphic-properties draw:stroke="none" svg:stroke-width="0cm" draw:fill-color="#bad630"/>
    </style:style>
    <style:style style:name="gr29" style:family="graphic" style:parent-style-name="standard">
      <style:graphic-properties draw:stroke="none" svg:stroke-width="0cm" draw:fill-color="#a7cf37"/>
    </style:style>
    <style:style style:name="gr30" style:family="graphic" style:parent-style-name="standard">
      <style:graphic-properties draw:stroke="none" svg:stroke-width="0cm" draw:fill-color="#97c93a"/>
    </style:style>
    <style:style style:name="gr31" style:family="graphic" style:parent-style-name="standard">
      <style:graphic-properties draw:stroke="none" svg:stroke-width="0cm" draw:fill-color="#88c33d"/>
    </style:style>
    <style:style style:name="gr32" style:family="graphic" style:parent-style-name="standard">
      <style:graphic-properties draw:stroke="none" svg:stroke-width="0cm" draw:fill-color="#78bd3f"/>
    </style:style>
    <style:style style:name="gr33" style:family="graphic" style:parent-style-name="standard">
      <style:graphic-properties draw:stroke="none" svg:stroke-width="0cm" draw:fill-color="#69b840"/>
    </style:style>
    <style:style style:name="gr34" style:family="graphic" style:parent-style-name="standard">
      <style:graphic-properties draw:stroke="none" svg:stroke-width="0cm" draw:fill-color="#57b340"/>
    </style:style>
    <style:style style:name="gr35" style:family="graphic" style:parent-style-name="standard">
      <style:graphic-properties draw:stroke="none" svg:stroke-width="0cm" draw:fill-color="#44ae42"/>
    </style:style>
    <style:style style:name="gr36" style:family="graphic" style:parent-style-name="standard">
      <style:graphic-properties draw:stroke="none" svg:stroke-width="0cm" draw:fill-color="#2aaa43"/>
    </style:style>
    <style:style style:name="gr37" style:family="graphic" style:parent-style-name="standard">
      <style:graphic-properties draw:stroke="none" svg:stroke-width="0cm" draw:fill-color="#00a543"/>
    </style:style>
    <style:style style:name="gr38" style:family="graphic" style:parent-style-name="standard">
      <style:graphic-properties draw:stroke="none" svg:stroke-width="0cm" draw:fill-color="#00a142"/>
    </style:style>
    <style:style style:name="gr39" style:family="graphic" style:parent-style-name="standard">
      <style:graphic-properties draw:stroke="none" svg:stroke-width="0cm" draw:fill-color="#009c42"/>
    </style:style>
    <style:style style:name="gr40" style:family="graphic" style:parent-style-name="standard">
      <style:graphic-properties draw:stroke="none" svg:stroke-width="0cm" draw:fill-color="#009847"/>
    </style:style>
    <style:style style:name="gr41" style:family="graphic" style:parent-style-name="standard">
      <style:graphic-properties draw:stroke="none" svg:stroke-width="0cm" draw:fill-color="#009151"/>
    </style:style>
    <style:style style:name="gr42" style:family="graphic" style:parent-style-name="standard">
      <style:graphic-properties draw:stroke="none" svg:stroke-width="0cm" draw:fill-color="#008a58"/>
    </style:style>
    <style:style style:name="gr43" style:family="graphic" style:parent-style-name="standard">
      <style:graphic-properties draw:stroke="none" svg:stroke-width="0cm" draw:fill-color="#008460"/>
    </style:style>
    <style:style style:name="gr44" style:family="graphic" style:parent-style-name="standard">
      <style:graphic-properties draw:stroke="none" svg:stroke-width="0cm" draw:fill-color="#007e64"/>
    </style:style>
    <style:style style:name="gr45" style:family="graphic" style:parent-style-name="standard">
      <style:graphic-properties draw:stroke="none" svg:stroke-width="0cm" draw:fill-color="#00776a"/>
    </style:style>
    <style:style style:name="gr46" style:family="graphic" style:parent-style-name="standard">
      <style:graphic-properties draw:stroke="none" svg:stroke-width="0cm" draw:fill-color="#00726e"/>
    </style:style>
    <style:style style:name="gr47" style:family="graphic" style:parent-style-name="standard">
      <style:graphic-properties draw:stroke="none" svg:stroke-width="0cm" draw:fill-color="#006a71"/>
    </style:style>
    <style:style style:name="gr48" style:family="graphic" style:parent-style-name="standard">
      <style:graphic-properties draw:stroke="none" svg:stroke-width="0cm" draw:fill-color="#006574"/>
    </style:style>
    <style:style style:name="gr49" style:family="graphic" style:parent-style-name="standard">
      <style:graphic-properties draw:stroke="none" svg:stroke-width="0cm" draw:fill-color="#0c5e76"/>
    </style:style>
    <style:style style:name="gr50" style:family="graphic" style:parent-style-name="standard">
      <style:graphic-properties draw:stroke="none" svg:stroke-width="0cm" draw:fill-color="#175778"/>
    </style:style>
    <style:style style:name="gr51" style:family="graphic" style:parent-style-name="standard">
      <style:graphic-properties draw:stroke="none" svg:stroke-width="0cm" draw:fill-color="#1f5179"/>
    </style:style>
    <style:style style:name="gr52" style:family="graphic" style:parent-style-name="standard">
      <style:graphic-properties draw:stroke="none" svg:stroke-width="0cm" draw:fill-color="#264a7b"/>
    </style:style>
    <style:style style:name="gr53" style:family="graphic" style:parent-style-name="standard">
      <style:graphic-properties draw:stroke="none" svg:stroke-width="0cm" draw:fill-color="#29437b"/>
    </style:style>
    <style:style style:name="gr54" style:family="graphic" style:parent-style-name="standard">
      <style:graphic-properties draw:stroke="none" svg:stroke-width="0cm" draw:fill-color="#2d3b7b"/>
    </style:style>
    <style:style style:name="gr55" style:family="graphic" style:parent-style-name="standard">
      <style:graphic-properties draw:stroke="none" svg:stroke-width="0cm" draw:fill-color="#312778"/>
    </style:style>
    <style:style style:name="gr56" style:family="graphic" style:parent-style-name="standard">
      <style:graphic-properties svg:stroke-width="0.029cm" svg:stroke-color="#ffffff" draw:fill="none" draw:fill-color="#ffffff" fo:padding-top="-0.035cm" fo:padding-bottom="-0.035cm" fo:padding-left="-0.035cm" fo:padding-right="-0.035cm"/>
    </style:style>
  </office:automatic-styles>
  <office:body>
    <office:drawing>
      <draw:page draw:name="page1" draw:style-name="dp1" draw:master-page-name="Default">
        <draw:g>
          <draw:glue-point draw:id="4" svg:x="-4.075cm" svg:y="-5cm"/>
          <draw:glue-point draw:id="5" svg:x="5cm" svg:y="-5cm"/>
          <draw:glue-point draw:id="6" svg:x="0.463cm" svg:y="-5cm"/>
          <draw:glue-point draw:id="7" svg:x="-4.948cm" svg:y="5cm"/>
          <draw:glue-point draw:id="8" svg:x="4.086cm" svg:y="5cm"/>
          <draw:glue-point draw:id="9" svg:x="-0.431cm" svg:y="5cm"/>
          <draw:glue-point draw:id="10" svg:x="-5cm" svg:y="-3.963cm"/>
          <draw:glue-point draw:id="11" svg:x="-5cm" svg:y="0.49cm"/>
          <draw:glue-point draw:id="12" svg:x="5cm" svg:y="3.952cm"/>
          <draw:glue-point draw:id="13" svg:x="5cm" svg:y="-0.524cm"/>
          <draw:glue-point draw:id="14" svg:x="0.01cm" svg:y="-0.005cm"/>
          <draw:polygon draw:style-name="gr1" draw:layer="layout" svg:width="2.035cm" svg:height="1.765cm" svg:x="0.02cm" svg:y="0.216cm" svg:viewBox="0 0 2036 1766" draw:points="0,0 0,1766 2036,1766 2036,0">
            <text:p/>
          </draw:polygon>
          <draw:polygon draw:style-name="gr2" draw:layer="layout" svg:width="0.016cm" svg:height="1.773cm" svg:x="0.012cm" svg:y="0.216cm" svg:viewBox="0 0 17 1774" draw:points="8,1774 17,1765 17,0 0,0 0,1765 8,1774 0,1765 0,1774">
            <text:p/>
          </draw:polygon>
          <draw:polygon draw:style-name="gr2" draw:layer="layout" svg:width="2.043cm" svg:height="0.016cm" svg:x="0.02cm" svg:y="1.973cm" svg:viewBox="0 0 2044 17" draw:points="2044,8 2036,0 0,0 0,17 2036,17 2044,8 2036,17 2044,17">
            <text:p/>
          </draw:polygon>
          <draw:polygon draw:style-name="gr2" draw:layer="layout" svg:width="0.016cm" svg:height="1.773cm" svg:x="2.046cm" svg:y="0.207cm" svg:viewBox="0 0 17 1774" draw:points="8,0 0,8 0,1774 17,1774 17,8 8,0 17,8 17,0">
            <text:p/>
          </draw:polygon>
          <draw:polygon draw:style-name="gr2" draw:layer="layout" svg:width="2.043cm" svg:height="0.016cm" svg:x="0.012cm" svg:y="0.207cm" svg:viewBox="0 0 2044 17" draw:points="0,8 8,17 2044,17 2044,0 8,0 0,8 8,0 0,0">
            <text:p/>
          </draw:polygon>
          <draw:polygon draw:style-name="gr3" draw:layer="layout" svg:width="2.23cm" svg:height="0.196cm" svg:x="0.02cm" svg:y="0.019cm" svg:viewBox="0 0 2231 197" draw:points="0,197 195,0 2231,0 2034,197">
            <text:p/>
          </draw:polygon>
          <draw:polygon draw:style-name="gr2" draw:layer="layout" svg:width="0.208cm" svg:height="0.21cm" svg:x="0.014cm" svg:y="0.011cm" svg:viewBox="0 0 209 211" draw:points="202,0 197,2 0,199 11,211 209,13 202,0 199,0 197,2">
            <text:p/>
          </draw:polygon>
          <draw:polygon draw:style-name="gr2" draw:layer="layout" svg:width="2.054cm" svg:height="0.016cm" svg:x="0.216cm" svg:y="0.011cm" svg:viewBox="0 0 2055 17" draw:points="2041,14 2035,0 0,0 0,17 2035,17 2041,14 2055,0 2035,0">
            <text:p/>
          </draw:polygon>
          <draw:polygon draw:style-name="gr2" draw:layer="layout" svg:width="0.208cm" svg:height="0.21cm" svg:x="2.048cm" svg:y="0.013cm" svg:viewBox="0 0 209 211" draw:points="5,211 11,208 209,11 197,0 0,197 5,211 9,211 11,208">
            <text:p/>
          </draw:polygon>
          <draw:polygon draw:style-name="gr2" draw:layer="layout" svg:width="2.054cm" svg:height="0.016cm" svg:x="0cm" svg:y="0.207cm" svg:viewBox="0 0 2055 17" draw:points="13,2 19,17 2055,17 2055,0 19,0 13,2 0,17 19,17">
            <text:p/>
          </draw:polygon>
          <draw:polygon draw:style-name="gr4" draw:layer="layout" svg:width="0.196cm" svg:height="1.961cm" svg:x="2.054cm" svg:y="0.019cm" svg:viewBox="0 0 197 1962" draw:points="0,1962 197,1766 197,0 0,196">
            <text:p/>
          </draw:polygon>
          <draw:polygon draw:style-name="gr2" draw:layer="layout" svg:width="0.21cm" svg:height="0.207cm" svg:x="2.048cm" svg:y="1.779cm" svg:viewBox="0 0 211 208" draw:points="211,5 197,0 0,196 11,208 208,11 211,5 208,11 211,9">
            <text:p/>
          </draw:polygon>
          <draw:polygon draw:style-name="gr2" draw:layer="layout" svg:width="0.016cm" svg:height="1.785cm" svg:x="2.243cm" svg:y="0cm" svg:viewBox="0 0 17 1786" draw:points="2,13 0,19 0,1786 17,1786 17,19 2,13 17,19 17,0">
            <text:p/>
          </draw:polygon>
          <draw:polygon draw:style-name="gr2" draw:layer="layout" svg:width="0.211cm" svg:height="0.208cm" svg:x="2.046cm" svg:y="0.013cm" svg:viewBox="0 0 212 209" draw:points="0,203 13,209 212,11 200,0 2,197 0,203 2,197 0,199">
            <text:p/>
          </draw:polygon>
          <draw:polygon draw:style-name="gr2" draw:layer="layout" svg:width="0.016cm" svg:height="1.784cm" svg:x="2.046cm" svg:y="0.216cm" svg:viewBox="0 0 17 1785" draw:points="14,1771 17,1765 17,0 0,0 0,1765 14,1771 0,1765 0,1785">
            <text:p/>
          </draw:polygon>
          <draw:polygon draw:style-name="gr2" draw:layer="layout" svg:width="0.783cm" svg:height="0.32cm" svg:x="1.148cm" svg:y="0.447cm" svg:viewBox="0 0 784 321" draw:points="0,321 784,0 784,216">
            <text:p/>
          </draw:polygon>
          <draw:polygon draw:style-name="gr3" draw:layer="layout" svg:width="0.783cm" svg:height="0.318cm" svg:x="1.148cm" svg:y="0.768cm" svg:viewBox="0 0 784 319" draw:points="0,0 784,319 784,98">
            <text:p/>
          </draw:polygon>
          <draw:polygon draw:style-name="gr5" draw:layer="layout" svg:width="0.783cm" svg:height="0.203cm" svg:x="1.148cm" svg:y="0.663cm" svg:viewBox="0 0 784 204" draw:points="0,105 784,204 784,0">
            <text:p/>
          </draw:polygon>
          <draw:polygon draw:style-name="gr6" draw:layer="layout" svg:width="0.124cm" svg:height="0.095cm" svg:x="0.15cm" svg:y="1.065cm" svg:viewBox="0 0 125 96" draw:points="0,49 125,0 125,42 0,96">
            <text:p/>
          </draw:polygon>
          <draw:polygon draw:style-name="gr6" draw:layer="layout" svg:width="0.124cm" svg:height="0.095cm" svg:x="0.31cm" svg:y="1cm" svg:viewBox="0 0 125 96" draw:points="0,49 125,0 125,43 0,96">
            <text:p/>
          </draw:polygon>
          <draw:polygon draw:style-name="gr6" draw:layer="layout" svg:width="0.124cm" svg:height="0.098cm" svg:x="0.473cm" svg:y="0.935cm" svg:viewBox="0 0 125 99" draw:points="0,49 125,0 125,45 0,99">
            <text:p/>
          </draw:polygon>
          <draw:polygon draw:style-name="gr6" draw:layer="layout" svg:width="0.124cm" svg:height="0.094cm" svg:x="0.633cm" svg:y="0.873cm" svg:viewBox="0 0 125 95" draw:points="0,49 125,0 125,41 0,95">
            <text:p/>
          </draw:polygon>
          <draw:polygon draw:style-name="gr6" draw:layer="layout" svg:width="0.124cm" svg:height="0.094cm" svg:x="0.796cm" svg:y="0.807cm" svg:viewBox="0 0 125 95" draw:points="0,48 125,0 125,42 0,95">
            <text:p/>
          </draw:polygon>
          <draw:polygon draw:style-name="gr6" draw:layer="layout" svg:width="0.025cm" svg:height="1.516cm" svg:x="0.138cm" svg:y="0.346cm" svg:viewBox="0 0 26 1517" draw:points="13,1517 26,1504 26,0 0,0 0,1504 13,1517 0,1504 0,1517">
            <text:p/>
          </draw:polygon>
          <draw:polygon draw:style-name="gr6" draw:layer="layout" svg:width="1.786cm" svg:height="0.026cm" svg:x="0.15cm" svg:y="1.837cm" svg:viewBox="0 0 1787 27" draw:points="1787,13 1773,0 0,0 0,27 1773,27 1787,13 1773,27 1787,27">
            <text:p/>
          </draw:polygon>
          <draw:polygon draw:style-name="gr6" draw:layer="layout" svg:width="0.025cm" svg:height="1.517cm" svg:x="1.911cm" svg:y="0.334cm" svg:viewBox="0 0 26 1518" draw:points="12,0 0,12 0,1518 26,1518 26,12 12,0 26,12 26,0">
            <text:p/>
          </draw:polygon>
          <draw:polygon draw:style-name="gr6" draw:layer="layout" svg:width="1.786cm" svg:height="0.025cm" svg:x="0.138cm" svg:y="0.334cm" svg:viewBox="0 0 1787 26" draw:points="0,13 12,26 1787,26 1787,0 12,0 0,13 12,0 0,0">
            <text:p/>
          </draw:polygon>
          <draw:polygon draw:style-name="gr7" draw:layer="layout" svg:width="0.947cm" svg:height="0.97cm" svg:x="0.558cm" svg:y="0.615cm" svg:viewBox="0 0 948 971" draw:points="472,0 0,971 948,971">
            <text:p/>
          </draw:polygon>
          <draw:polygon draw:style-name="gr6" draw:layer="layout" svg:width="0.487cm" svg:height="0.982cm" svg:x="0.55cm" svg:y="0.611cm" svg:viewBox="0 0 488 983" draw:points="7,983 14,978 488,7 472,0 0,971">
            <text:p/>
          </draw:polygon>
          <draw:polygon draw:style-name="gr6" draw:layer="layout" svg:width="0.954cm" svg:height="0.016cm" svg:x="0.558cm" svg:y="1.577cm" svg:viewBox="0 0 955 17" draw:points="955,4 947,0 0,0 0,17 947,17">
            <text:p/>
          </draw:polygon>
          <draw:polygon draw:style-name="gr6" draw:layer="layout" svg:width="0.49cm" svg:height="0.977cm" svg:x="1.022cm" svg:y="0.611cm" svg:viewBox="0 0 491 978" draw:points="0,0 0,7 476,978 491,971 15,0">
            <text:p/>
          </draw:polygon>
          <draw:polygon draw:style-name="gr8" draw:layer="layout" svg:width="0.233cm" svg:height="0.103cm" svg:x="0.739cm" svg:y="1.235cm" svg:viewBox="0 0 234 104" draw:points="234,25 52,25 52,0 0,51 52,104 52,77 234,77">
            <text:p/>
          </draw:polygon>
          <draw:polygon draw:style-name="gr8" draw:layer="layout" svg:width="0.183cm" svg:height="0.182cm" svg:x="0.826cm" svg:y="1.078cm" svg:viewBox="0 0 184 183" draw:points="184,146 54,17 73,0 0,0 0,72 18,54 147,183">
            <text:p/>
          </draw:polygon>
          <draw:polygon draw:style-name="gr8" draw:layer="layout" svg:width="0.103cm" svg:height="0.234cm" svg:x="0.983cm" svg:y="0.99cm" svg:viewBox="0 0 104 235" draw:points="78,235 78,52 104,52 52,0 0,52 26,52 26,235">
            <text:p/>
          </draw:polygon>
          <draw:polygon draw:style-name="gr8" draw:layer="layout" svg:width="0.182cm" svg:height="0.183cm" svg:x="1.06cm" svg:y="1.077cm" svg:viewBox="0 0 183 184" draw:points="37,184 165,55 182,73 183,0 110,0 129,18 0,147">
            <text:p/>
          </draw:polygon>
          <draw:polygon draw:style-name="gr8" draw:layer="layout" svg:width="0.233cm" svg:height="0.102cm" svg:x="1.097cm" svg:y="1.236cm" svg:viewBox="0 0 234 103" draw:points="0,77 182,77 182,103 234,51 182,0 182,25 0,25">
            <text:p/>
          </draw:polygon>
          <draw:polygon draw:style-name="gr8" draw:layer="layout" svg:width="0.183cm" svg:height="0.182cm" svg:x="1.06cm" svg:y="1.312cm" svg:viewBox="0 0 184 183" draw:points="0,37 129,165 111,183 184,181 184,110 165,128 37,0">
            <text:p/>
          </draw:polygon>
          <draw:polygon draw:style-name="gr8" draw:layer="layout" svg:width="0.103cm" svg:height="0.233cm" svg:x="0.984cm" svg:y="1.349cm" svg:viewBox="0 0 104 234" draw:points="25,0 25,182 0,182 51,234 104,182 78,182 78,0">
            <text:p/>
          </draw:polygon>
          <draw:polygon draw:style-name="gr8" draw:layer="layout" svg:width="0.183cm" svg:height="0.183cm" svg:x="0.827cm" svg:y="1.312cm" svg:viewBox="0 0 184 184" draw:points="147,0 17,128 0,111 0,184 72,184 54,165 184,36">
            <text:p/>
          </draw:polygon>
          <draw:polygon draw:style-name="gr6" draw:layer="layout" svg:width="0.233cm" svg:height="0.102cm" svg:x="0.735cm" svg:y="1.231cm" svg:viewBox="0 0 234 103" draw:points="234,24 52,24 52,0 0,50 52,103 52,77 234,77">
            <text:p/>
          </draw:polygon>
          <draw:polygon draw:style-name="gr6" draw:layer="layout" svg:width="0.183cm" svg:height="0.182cm" svg:x="0.822cm" svg:y="1.074cm" svg:viewBox="0 0 184 183" draw:points="184,146 55,17 72,1 0,0 0,72 18,54 147,183">
            <text:p/>
          </draw:polygon>
          <draw:polygon draw:style-name="gr6" draw:layer="layout" svg:width="0.102cm" svg:height="0.233cm" svg:x="0.979cm" svg:y="0.986cm" svg:viewBox="0 0 103 234" draw:points="78,234 78,51 103,51 52,0 0,51 25,51 25,234">
            <text:p/>
          </draw:polygon>
          <draw:polygon draw:style-name="gr6" draw:layer="layout" svg:width="0.182cm" svg:height="0.183cm" svg:x="1.056cm" svg:y="1.073cm" svg:viewBox="0 0 183 184" draw:points="36,184 165,54 182,72 183,0 110,0 128,18 0,146">
            <text:p/>
          </draw:polygon>
          <draw:polygon draw:style-name="gr6" draw:layer="layout" svg:width="0.233cm" svg:height="0.103cm" svg:x="1.093cm" svg:y="1.231cm" svg:viewBox="0 0 234 104" draw:points="0,78 182,78 182,104 234,52 182,0 182,26 0,26">
            <text:p/>
          </draw:polygon>
          <draw:polygon draw:style-name="gr6" draw:layer="layout" svg:width="0.183cm" svg:height="0.181cm" svg:x="1.056cm" svg:y="1.308cm" svg:viewBox="0 0 184 182" draw:points="0,36 128,165 111,182 184,181 184,110 165,128 36,0">
            <text:p/>
          </draw:polygon>
          <draw:polygon draw:style-name="gr6" draw:layer="layout" svg:width="0.103cm" svg:height="0.233cm" svg:x="0.979cm" svg:y="1.345cm" svg:viewBox="0 0 104 234" draw:points="25,0 25,182 0,182 51,234 104,182 77,182 77,0">
            <text:p/>
          </draw:polygon>
          <draw:polygon draw:style-name="gr6" draw:layer="layout" svg:width="0.183cm" svg:height="0.182cm" svg:x="0.822cm" svg:y="1.308cm" svg:viewBox="0 0 184 183" draw:points="147,0 18,128 0,110 0,183 73,183 54,165 184,36">
            <text:p/>
          </draw:polygon>
          <draw:polygon draw:style-name="gr9" draw:layer="layout" svg:width="0.056cm" svg:height="0.003cm" svg:x="1.003cm" svg:y="1.192cm" svg:viewBox="0 0 57 4" draw:points="57,4 0,4 3,3 6,2 10,1 13,1 17,0 21,0 24,0 28,0 31,0 35,0 39,0 43,1 47,1 50,2 53,3">
            <text:p/>
          </draw:polygon>
          <draw:polygon draw:style-name="gr9" draw:layer="layout" svg:width="0.079cm" svg:height="0.008cm" svg:x="0.992cm" svg:y="1.192cm" svg:viewBox="0 0 80 9" draw:points="80,9 0,9 4,7 9,4 14,3 19,2 24,1 29,0 34,0 39,0 45,0 50,0 55,1 60,2 65,3 70,4 75,7">
            <text:p/>
          </draw:polygon>
          <draw:polygon draw:style-name="gr10" draw:layer="layout" svg:width="0.095cm" svg:height="0.009cm" svg:x="0.984cm" svg:y="1.195cm" svg:viewBox="0 0 96 10" draw:points="19,0 76,0 81,2 86,4 91,7 96,10 0,10 4,7 9,4 14,2">
            <text:p/>
          </draw:polygon>
          <draw:polygon draw:style-name="gr11" draw:layer="layout" svg:width="0.109cm" svg:height="0.008cm" svg:x="0.976cm" svg:y="1.2cm" svg:viewBox="0 0 110 9" draw:points="15,0 94,0 98,2 102,4 105,7 110,9 0,9 4,7 7,4 11,2">
            <text:p/>
          </draw:polygon>
          <draw:polygon draw:style-name="gr12" draw:layer="layout" svg:width="0.12cm" svg:height="0.007cm" svg:x="0.971cm" svg:y="1.204cm" svg:viewBox="0 0 121 8" draw:points="12,0 108,0 111,1 114,3 117,5 121,8 0,8 2,5 5,3 9,1">
            <text:p/>
          </draw:polygon>
          <draw:polygon draw:style-name="gr13" draw:layer="layout" svg:width="0.13cm" svg:height="0.008cm" svg:x="0.966cm" svg:y="1.207cm" svg:viewBox="0 0 131 9" draw:points="10,0 120,0 122,2 126,4 128,6 131,9 0,9 2,6 5,4 7,2">
            <text:p/>
          </draw:polygon>
          <draw:polygon draw:style-name="gr14" draw:layer="layout" svg:width="0.139cm" svg:height="0.008cm" svg:x="0.961cm" svg:y="1.211cm" svg:viewBox="0 0 140 9" draw:points="9,0 130,0 133,2 135,4 137,6 140,9 0,9 2,6 4,4 6,2">
            <text:p/>
          </draw:polygon>
          <draw:polygon draw:style-name="gr15" draw:layer="layout" svg:width="0.147cm" svg:height="0.007cm" svg:x="0.957cm" svg:y="1.216cm" svg:viewBox="0 0 148 8" draw:points="8,0 139,0 141,1 143,4 145,6 148,8 0,8 2,6 4,4 6,1">
            <text:p/>
          </draw:polygon>
          <draw:polygon draw:style-name="gr16" draw:layer="layout" svg:width="0.154cm" svg:height="0.008cm" svg:x="0.954cm" svg:y="1.219cm" svg:viewBox="0 0 155 9" draw:points="7,0 147,0 149,2 150,4 152,6 155,9 0,9 1,6 3,4 5,2">
            <text:p/>
          </draw:polygon>
          <draw:polygon draw:style-name="gr17" draw:layer="layout" svg:width="0.16cm" svg:height="0.009cm" svg:x="0.951cm" svg:y="1.223cm" svg:viewBox="0 0 161 10" draw:points="6,0 154,0 155,3 157,5 159,7 161,10 0,10 1,7 3,5 4,3">
            <text:p/>
          </draw:polygon>
          <draw:polygon draw:style-name="gr18" draw:layer="layout" svg:width="0.166cm" svg:height="0.008cm" svg:x="0.948cm" svg:y="1.228cm" svg:viewBox="0 0 167 9" draw:points="6,0 160,0 162,1 163,4 165,6 167,9 0,9 1,6 2,4 4,1">
            <text:p/>
          </draw:polygon>
          <draw:polygon draw:style-name="gr19" draw:layer="layout" svg:width="0.171cm" svg:height="0.007cm" svg:x="0.945cm" svg:y="1.232cm" svg:viewBox="0 0 172 8" draw:points="5,0 166,0 167,1 168,4 170,6 172,8 0,8 1,6 2,4 4,1">
            <text:p/>
          </draw:polygon>
          <draw:polygon draw:style-name="gr20" draw:layer="layout" svg:width="0.176cm" svg:height="0.008cm" svg:x="0.943cm" svg:y="1.236cm" svg:viewBox="0 0 177 9" draw:points="5,0 172,0 173,2 174,4 175,7 177,9 0,9 1,7 2,4 3,2">
            <text:p/>
          </draw:polygon>
          <draw:polygon draw:style-name="gr21" draw:layer="layout" svg:width="0.18cm" svg:height="0.009cm" svg:x="0.94cm" svg:y="1.239cm" svg:viewBox="0 0 181 10" draw:points="4,0 176,0 177,3 179,5 180,7 181,10 0,10 1,7 2,5 3,3">
            <text:p/>
          </draw:polygon>
          <draw:polygon draw:style-name="gr22" draw:layer="layout" svg:width="0.184cm" svg:height="0.008cm" svg:x="0.939cm" svg:y="1.244cm" svg:viewBox="0 0 185 9" draw:points="4,0 180,0 181,2 182,5 184,7 185,9 0,9 0,7 1,5 3,2">
            <text:p/>
          </draw:polygon>
          <draw:polygon draw:style-name="gr23" draw:layer="layout" svg:width="0.187cm" svg:height="0.007cm" svg:x="0.937cm" svg:y="1.248cm" svg:viewBox="0 0 188 8" draw:points="3,0 184,0 185,1 186,3 187,6 188,8 0,8 1,6 1,3 2,1">
            <text:p/>
          </draw:polygon>
          <draw:polygon draw:style-name="gr24" draw:layer="layout" svg:width="0.19cm" svg:height="0.008cm" svg:x="0.936cm" svg:y="1.251cm" svg:viewBox="0 0 191 9" draw:points="3,0 187,0 188,2 189,4 190,7 191,9 0,9 0,7 1,4 2,2">
            <text:p/>
          </draw:polygon>
          <draw:polygon draw:style-name="gr25" draw:layer="layout" svg:width="0.192cm" svg:height="0.009cm" svg:x="0.935cm" svg:y="1.255cm" svg:viewBox="0 0 193 10" draw:points="2,0 190,0 191,3 192,5 192,7 193,10 0,10 0,7 0,5 1,3">
            <text:p/>
          </draw:polygon>
          <draw:polygon draw:style-name="gr25" draw:layer="layout" svg:width="0.195cm" svg:height="0.007cm" svg:x="0.933cm" svg:y="1.26cm" svg:viewBox="0 0 196 8" draw:points="2,0 194,0 194,2 195,4 195,6 196,8 0,8 0,6 1,4 2,2">
            <text:p/>
          </draw:polygon>
          <draw:polygon draw:style-name="gr25" draw:layer="layout" svg:width="0.197cm" svg:height="0.008cm" svg:x="0.933cm" svg:y="1.264cm" svg:viewBox="0 0 198 9" draw:points="2,0 195,0 195,2 196,3 197,6 198,9 0,9 0,6 0,3 1,2">
            <text:p/>
          </draw:polygon>
          <draw:polygon draw:style-name="gr25" draw:layer="layout" svg:width="0.198cm" svg:height="0.009cm" svg:x="0.932cm" svg:y="1.267cm" svg:viewBox="0 0 199 10" draw:points="1,0 197,0 198,3 199,5 199,7 199,10 0,10 0,7 0,5 0,3">
            <text:p/>
          </draw:polygon>
          <draw:polygon draw:style-name="gr26" draw:layer="layout" svg:width="0.198cm" svg:height="0.008cm" svg:x="0.932cm" svg:y="1.272cm" svg:viewBox="0 0 199 9" draw:points="0,0 198,0 198,2 198,4 199,6 199,9 0,9 0,6 0,4 0,2">
            <text:p/>
          </draw:polygon>
          <draw:polygon draw:style-name="gr27" draw:layer="layout" svg:width="0.2cm" svg:height="0.007cm" svg:x="0.931cm" svg:y="1.276cm" svg:viewBox="0 0 201 8" draw:points="0,0 199,0 200,1 200,4 201,6 201,8 0,8 0,6 0,4 0,1">
            <text:p/>
          </draw:polygon>
          <draw:polygon draw:style-name="gr28" draw:layer="layout" svg:width="0.2cm" svg:height="0.008cm" svg:x="0.931cm" svg:y="1.28cm" svg:viewBox="0 0 201 9" draw:points="1,0 200,0 200,2 200,4 201,7 201,9 0,9 0,7 0,4 0,2">
            <text:p/>
          </draw:polygon>
          <draw:polygon draw:style-name="gr29" draw:layer="layout" svg:width="0.2cm" svg:height="0.009cm" svg:x="0.931cm" svg:y="1.283cm" svg:viewBox="0 0 201 10" draw:points="0,0 200,0 201,3 201,5 201,7 201,10 0,10 0,7 0,5 0,3">
            <text:p/>
          </draw:polygon>
          <draw:polygon draw:style-name="gr30" draw:layer="layout" svg:width="0.2cm" svg:height="0.008cm" svg:x="0.931cm" svg:y="1.288cm" svg:viewBox="0 0 201 9" draw:points="0,0 201,0 201,2 201,4 201,6 201,9 0,9 0,6 0,4 0,2">
            <text:p/>
          </draw:polygon>
          <draw:polygon draw:style-name="gr31" draw:layer="layout" svg:width="0.2cm" svg:height="0.008cm" svg:x="0.931cm" svg:y="1.292cm" svg:viewBox="0 0 201 9" draw:points="0,0 201,0 201,2 201,4 201,6 200,9 0,9 0,6 0,4 0,2">
            <text:p/>
          </draw:polygon>
          <draw:polygon draw:style-name="gr32" draw:layer="layout" svg:width="0.2cm" svg:height="0.008cm" svg:x="0.931cm" svg:y="1.296cm" svg:viewBox="0 0 201 9" draw:points="0,0 201,0 201,2 200,4 200,6 200,9 1,9 0,6 0,4 0,2">
            <text:p/>
          </draw:polygon>
          <draw:polygon draw:style-name="gr33" draw:layer="layout" svg:width="0.2cm" svg:height="0.008cm" svg:x="0.931cm" svg:y="1.3cm" svg:viewBox="0 0 201 9" draw:points="0,0 201,0 201,1 200,4 200,6 199,9 0,9 0,6 0,4 0,1">
            <text:p/>
          </draw:polygon>
          <draw:polygon draw:style-name="gr34" draw:layer="layout" svg:width="0.198cm" svg:height="0.007cm" svg:x="0.932cm" svg:y="1.304cm" svg:viewBox="0 0 199 8" draw:points="0,0 199,0 199,2 198,4 198,6 198,8 0,8 0,6 0,4 0,2">
            <text:p/>
          </draw:polygon>
          <draw:polygon draw:style-name="gr35" draw:layer="layout" svg:width="0.198cm" svg:height="0.008cm" svg:x="0.932cm" svg:y="1.308cm" svg:viewBox="0 0 199 9" draw:points="0,0 199,0 199,1 199,3 198,6 197,9 1,9 0,6 0,3 0,1">
            <text:p/>
          </draw:polygon>
          <draw:polygon draw:style-name="gr36" draw:layer="layout" svg:width="0.197cm" svg:height="0.009cm" svg:x="0.933cm" svg:y="1.311cm" svg:viewBox="0 0 198 10" draw:points="0,0 198,0 197,3 196,5 195,8 195,10 2,10 1,8 0,5 0,3">
            <text:p/>
          </draw:polygon>
          <draw:polygon draw:style-name="gr37" draw:layer="layout" svg:width="0.195cm" svg:height="0.008cm" svg:x="0.933cm" svg:y="1.316cm" svg:viewBox="0 0 196 9" draw:points="0,0 196,0 195,2 195,4 194,6 194,9 2,9 2,6 1,4 1,2">
            <text:p/>
          </draw:polygon>
          <draw:polygon draw:style-name="gr38" draw:layer="layout" svg:width="0.192cm" svg:height="0.007cm" svg:x="0.935cm" svg:y="1.32cm" svg:viewBox="0 0 193 8" draw:points="0,0 193,0 192,1 192,4 191,6 190,8 2,8 1,6 1,4 0,1">
            <text:p/>
          </draw:polygon>
          <draw:polygon draw:style-name="gr39" draw:layer="layout" svg:width="0.19cm" svg:height="0.008cm" svg:x="0.936cm" svg:y="1.324cm" svg:viewBox="0 0 191 9" draw:points="0,0 191,0 190,2 189,4 188,6 187,9 3,9 2,6 1,4 0,2">
            <text:p/>
          </draw:polygon>
          <draw:polygon draw:style-name="gr40" draw:layer="layout" svg:width="0.187cm" svg:height="0.009cm" svg:x="0.937cm" svg:y="1.327cm" svg:viewBox="0 0 188 10" draw:points="0,0 188,0 187,3 186,5 185,7 184,10 3,10 2,7 1,5 1,3">
            <text:p/>
          </draw:polygon>
          <draw:polygon draw:style-name="gr41" draw:layer="layout" svg:width="0.184cm" svg:height="0.008cm" svg:x="0.939cm" svg:y="1.332cm" svg:viewBox="0 0 185 9" draw:points="0,0 185,0 184,1 182,4 181,6 180,9 4,9 3,6 1,4 0,1">
            <text:p/>
          </draw:polygon>
          <draw:polygon draw:style-name="gr42" draw:layer="layout" svg:width="0.18cm" svg:height="0.008cm" svg:x="0.94cm" svg:y="1.336cm" svg:viewBox="0 0 181 9" draw:points="0,0 181,0 180,2 179,4 177,6 176,9 4,9 3,6 2,4 1,2">
            <text:p/>
          </draw:polygon>
          <draw:polygon draw:style-name="gr43" draw:layer="layout" svg:width="0.176cm" svg:height="0.008cm" svg:x="0.943cm" svg:y="1.34cm" svg:viewBox="0 0 177 9" draw:points="0,0 177,0 175,2 174,4 173,7 172,9 5,9 3,7 2,4 1,2">
            <text:p/>
          </draw:polygon>
          <draw:polygon draw:style-name="gr44" draw:layer="layout" svg:width="0.171cm" svg:height="0.008cm" svg:x="0.945cm" svg:y="1.344cm" svg:viewBox="0 0 172 9" draw:points="0,0 172,0 170,2 168,4 167,6 166,9 5,9 4,6 2,4 1,2">
            <text:p/>
          </draw:polygon>
          <draw:polygon draw:style-name="gr45" draw:layer="layout" svg:width="0.166cm" svg:height="0.008cm" svg:x="0.948cm" svg:y="1.348cm" svg:viewBox="0 0 167 9" draw:points="0,0 167,0 165,2 163,4 162,6 160,9 6,9 4,6 2,4 1,2">
            <text:p/>
          </draw:polygon>
          <draw:polygon draw:style-name="gr46" draw:layer="layout" svg:width="0.16cm" svg:height="0.008cm" svg:x="0.951cm" svg:y="1.352cm" svg:viewBox="0 0 161 9" draw:points="0,0 161,0 159,1 157,4 155,7 153,9 6,9 4,7 3,4 1,1">
            <text:p/>
          </draw:polygon>
          <draw:polygon draw:style-name="gr47" draw:layer="layout" svg:width="0.154cm" svg:height="0.008cm" svg:x="0.954cm" svg:y="1.356cm" svg:viewBox="0 0 155 9" draw:points="0,0 155,0 152,2 150,4 149,7 147,9 7,9 5,7 3,4 1,2">
            <text:p/>
          </draw:polygon>
          <draw:polygon draw:style-name="gr48" draw:layer="layout" svg:width="0.147cm" svg:height="0.008cm" svg:x="0.957cm" svg:y="1.36cm" svg:viewBox="0 0 148 9" draw:points="0,0 148,0 146,2 144,4 142,6 139,9 8,9 6,6 4,4 2,2">
            <text:p/>
          </draw:polygon>
          <draw:polygon draw:style-name="gr49" draw:layer="layout" svg:width="0.139cm" svg:height="0.008cm" svg:x="0.961cm" svg:y="1.364cm" svg:viewBox="0 0 140 9" draw:points="0,0 140,0 137,2 135,4 133,6 130,9 9,9 6,6 4,4 2,2">
            <text:p/>
          </draw:polygon>
          <draw:polygon draw:style-name="gr50" draw:layer="layout" svg:width="0.13cm" svg:height="0.008cm" svg:x="0.966cm" svg:y="1.368cm" svg:viewBox="0 0 131 9" draw:points="0,0 131,0 128,1 126,4 122,6 120,9 10,9 7,6 5,4 2,1">
            <text:p/>
          </draw:polygon>
          <draw:polygon draw:style-name="gr51" draw:layer="layout" svg:width="0.12cm" svg:height="0.008cm" svg:x="0.971cm" svg:y="1.372cm" svg:viewBox="0 0 121 9" draw:points="0,0 121,0 117,2 114,4 111,7 108,9 12,9 9,7 5,4 2,2">
            <text:p/>
          </draw:polygon>
          <draw:polygon draw:style-name="gr52" draw:layer="layout" svg:width="0.109cm" svg:height="0.008cm" svg:x="0.976cm" svg:y="1.376cm" svg:viewBox="0 0 110 9" draw:points="0,0 110,0 105,2 102,5 98,7 94,9 15,9 11,7 7,5 4,2">
            <text:p/>
          </draw:polygon>
          <draw:polygon draw:style-name="gr53" draw:layer="layout" svg:width="0.095cm" svg:height="0.008cm" svg:x="0.984cm" svg:y="1.38cm" svg:viewBox="0 0 96 9" draw:points="0,0 96,0 91,2 86,5 83,6 81,7 79,8 76,9 19,9 17,8 14,7 11,6 9,5 4,2">
            <text:p/>
          </draw:polygon>
          <draw:polygon draw:style-name="gr54" draw:layer="layout" svg:width="0.079cm" svg:height="0.008cm" svg:x="0.992cm" svg:y="1.384cm" svg:viewBox="0 0 80 9" draw:points="0,0 80,0 75,2 70,3 65,5 60,6 55,7 50,8 45,9 39,9 34,9 29,8 24,7 19,6 14,5 9,3 4,2">
            <text:p/>
          </draw:polygon>
          <draw:polygon draw:style-name="gr55" draw:layer="layout" svg:width="0.056cm" svg:height="0.004cm" svg:x="1.003cm" svg:y="1.388cm" svg:viewBox="0 0 57 5" draw:points="0,0 57,0 53,1 50,2 46,3 43,3 39,4 35,4 31,5 28,5 24,5 21,4 17,4 13,3 10,3 6,2 3,1">
            <text:p/>
          </draw:polygon>
          <draw:polygon draw:style-name="gr56" draw:layer="layout" svg:width="0.2cm" svg:height="0.2cm" svg:x="0.931cm" svg:y="1.192cm" svg:viewBox="0 0 201 201" draw:points="0,100 0,95 0,89 1,84 2,80 3,74 4,70 6,65 7,61 9,56 11,52 14,48 17,44 19,40 23,36 26,32 29,29 33,25 36,22 40,19 43,17 48,14 52,12 57,9 61,7 65,6 71,4 75,2 79,1 85,0 90,0 95,0 100,0 105,0 111,0 116,0 120,1 125,2 130,4 134,6 139,7 144,9 148,12 153,14 156,17 160,19 164,22 168,25 171,29 174,32 177,36 181,40 184,44 186,48 189,52 191,56 193,61 195,65 196,70 197,74 199,80 199,84 200,89 201,95 201,100 201,105 200,110 199,115 199,120 197,125 196,130 195,134 193,139 191,143 189,148 186,152 184,156 181,160 177,164 174,167 171,171 168,174 164,177 160,181 156,183 153,186 148,188 144,191 139,192 134,194 130,196 125,197 120,198 116,199 111,200 105,201 100,201 95,201 90,200 85,199 79,198 75,197 71,196 65,194 61,192 57,191 52,188 48,186 43,183 40,181 36,177 33,174 29,171 26,167 23,164 19,160 17,156 14,152 11,148 9,143 7,139 6,134 4,130 3,125 2,120 1,115 0,110 0,10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ONS15500</dc:title>
    <meta:creation-date>2011-02-07T16:43:30</meta:creation-date>
    <meta:editing-duration>P0D</meta:editing-duration>
    <meta:editing-cycles>1</meta:editing-cycles>
    <meta:document-statistic meta:object-count="100"/>
    <meta:generator>OpenOffice.org/3.3$Linux OpenOffice.org_project/330m20$Build-9567</meta:generator>
  </office:meta>
</office:document-meta>
</file>